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0" calcext:value-type="float">
            <text:p>920</text:p>
          </table:table-cell>
          <table:table-cell table:style-name="ce7" table:formula="of:=COUNTIF([.B7:.B999];&quot;X&quot;)" office:value-type="float" office:value="791" calcext:value-type="float">
            <text:p>79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100" calcext:value-type="float">
            <text:p>100</text:p>
          </table:table-cell>
          <table:table-cell table:style-name="ce25" table:formula="of:=SUM([.B2:.F2])" office:value-type="float" office:value="976" calcext:value-type="float">
            <text:p>9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9">00/00/0000</text:date>, <text:time style:data-style-name="N2" text:time-value="22:34:06.7745007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9T22:34:48.372724530</dc:date>
    <meta:editing-duration>P1DT1H36M12S</meta:editing-duration>
    <meta:editing-cycles>916</meta:editing-cycles>
    <meta:document-statistic meta:table-count="1" meta:cell-count="5539" meta:object-count="0"/>
  </office:meta>
</office:document-meta>
</file>